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a9acb" officeooo:paragraph-rsid="001a9acb"/>
    </style:style>
    <style:style style:name="P2" style:family="paragraph" style:parent-style-name="Preformatted_20_Text">
      <style:text-properties officeooo:rsid="001c7dc2" officeooo:paragraph-rsid="001c7dc2"/>
    </style:style>
    <style:style style:name="P3" style:family="paragraph" style:parent-style-name="Preformatted_20_Text">
      <style:text-properties officeooo:rsid="001e44f4" officeooo:paragraph-rsid="001e44f4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officeooo:rsid="001a9acb" officeooo:paragraph-rsid="001a9acb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officeooo:rsid="001c7dc2" officeooo:paragraph-rsid="001c7dc2"/>
    </style:style>
    <style:style style:name="P6" style:family="paragraph" style:parent-style-name="Preformatted_20_Text">
      <style:text-properties officeooo:rsid="001e44f4" officeooo:paragraph-rsid="001e44f4"/>
    </style:style>
    <style:style style:name="P7" style:family="paragraph" style:parent-style-name="Preformatted_20_Text">
      <style:text-properties officeooo:rsid="001e44f4" officeooo:paragraph-rsid="00222dc4"/>
    </style:style>
    <style:style style:name="P8" style:family="paragraph" style:parent-style-name="Preformatted_20_Text">
      <style:text-properties officeooo:rsid="001e44f4" officeooo:paragraph-rsid="0022ed6b"/>
    </style:style>
    <style:style style:name="T1" style:family="text">
      <style:text-properties officeooo:rsid="00222dc4"/>
    </style:style>
    <style:style style:name="T2" style:family="text">
      <style:text-properties officeooo:rsid="0022ed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3.Razonar sobre la falsedad o no de las siguientes afirmaciones:</text:p>
      <text:p text:style-name="P4">a) 'c' es una expresión de caracteres.</text:p>
      <text:p text:style-name="P5">Verdadero, se utiliza para la asignación de las variable, ejemplo: var = 'a';</text:p>
      <text:p text:style-name="P4">b) 4&lt;3 es una expresión numérica.</text:p>
      <text:p text:style-name="P5">Verdadero, se utiliza para comprobar si cuatro es menor que tres, devuelve falso.</text:p>
      <text:p text:style-name="P4">c) (4+3)&lt;5 es una expresión numérica.</text:p>
      <text:p text:style-name="P5">Verdadero, comprueba que la suma de 4 mas 3 sea mayor que si, devuelve true.</text:p>
      <text:p text:style-name="P4">d) cout &lt;&lt; a; da como salida la escritura en pantalla de una a.</text:p>
      <text:p text:style-name="P5">Falso, devuelve el valor de la variable.</text:p>
      <text:p text:style-name="P4">e) ¿Qué realiza cin &gt;&gt; cte, siendo cte una constante entera? </text:p>
      <text:p text:style-name="P5">Introduce un valor a la variable cte por teclado.</text:p>
      <text:p text:style-name="P2"/>
      <text:p text:style-name="P3">24. Indicar si se produce un problema de precisión o de desbordamiento en los siguientes</text:p>
      <text:p text:style-name="P3">ejemplos indicando cuál sería el resultado final de las operaciones.</text:p>
      <text:p text:style-name="P3">Nota. Si se desea ver el contenido de una variable real con cout, es</text:p>
      <text:p text:style-name="P3">necesario que antes de hacerlo, se establezca el número de decimales que se quieren mostrar en pantalla. Hacedlo escribiendo la sentencia cout.precision(numero_digitos); en cualquier sitio del programa antes</text:p>
      <text:p text:style-name="P3">de la ejecución de cout &lt;&lt; real1 &lt;&lt; “,” &lt;&lt; real2;. Hay que destacar que</text:p>
      <text:p text:style-name="P3">al trabajar con reales siempre debemos asumir representaciones aproximadas por lo</text:p>
      <text:p text:style-name="P3">que no podemos pensar que el anterior valor numeros_digitos esté indicando un</text:p>
      <text:p text:style-name="P3">número de decimales con representación exacta.</text:p>
      <text:p text:style-name="P3"><text:tab/><text:span text:style-name="T1">a)<text:tab/>int chico, chico1, chico2;</text:span></text:p>
      <text:p text:style-name="P7"><text:tab/><text:tab/><text:span text:style-name="T1">chico1 = 123456789;</text:span></text:p>
      <text:p text:style-name="P7"><text:tab/><text:tab/><text:span text:style-name="T1">chico2 = 123456780;</text:span></text:p>
      <text:p text:style-name="P7"><text:tab/><text:tab/><text:span text:style-name="T1">chico = chico1 * chico2;</text:span></text:p>
      <text:p text:style-name="P7"><text:tab/><text:span text:style-name="T1">Se produce un error de desbordamiento.</text:span></text:p>
      <text:p text:style-name="P7"><text:tab/><text:span text:style-name="T1">b)<text:tab/>long grande;</text:span></text:p>
      <text:p text:style-name="P7"><text:tab/><text:tab/><text:span text:style-name="T1">int chico1, chico2;</text:span></text:p>
      <text:p text:style-name="P7"><text:tab/><text:tab/><text:span text:style-name="T1">chico1 = 123456789;</text:span></text:p>
      <text:p text:style-name="P7"><text:tab/><text:tab/><text:span text:style-name="T1">chico2 = 123456780;</text:span></text:p>
      <text:p text:style-name="P7"><text:tab/><text:tab/><text:span text:style-name="T1">grande = chico1 * chico2;</text:span></text:p>
      <text:p text:style-name="P7"><text:tab/><text:span text:style-name="T1">Se produce un error de redondeo.</text:span></text:p>
      <text:p text:style-name="P7"><text:tab/><text:span text:style-name="T1">c)<text:tab/>double resultado, real1, real2;</text:span></text:p>
      <text:p text:style-name="P7"><text:tab/><text:tab/><text:span text:style-name="T1">real1 = 123,1;</text:span></text:p>
      <text:p text:style-name="P7"><text:tab/><text:tab/><text:span text:style-name="T1">real2 = 124,2;</text:span></text:p>
      <text:p text:style-name="P7"><text:tab/><text:tab/><text:span text:style-name="T1">resultado = real1 * real2;</text:span></text:p>
      <text:p text:style-name="P7"><text:tab/><text:span text:style-name="T1">Se produce un error de redondeo.</text:span></text:p>
      <text:p text:style-name="P7"><text:tab/><text:span text:style-name="T1">d)<text:tab/>double resultado, real1, real2;</text:span></text:p>
      <text:p text:style-name="P7"><text:tab/><text:tab/><text:span text:style-name="T1">real1 = 12345678,1;</text:span></text:p>
      <text:p text:style-name="P7"><text:tab/><text:tab/><text:span text:style-name="T1">real2 = 12345678,2;</text:span></text:p>
      <text:p text:style-name="P7"><text:tab/><text:tab/><text:span text:style-name="T1">resultado = real1 * real2;</text:span></text:p>
      <text:p text:style-name="P7"><text:tab/><text:span text:style-name="T1">Se produce un error de redondeo.</text:span></text:p>
      <text:p text:style-name="P7"><text:tab/><text:span text:style-name="T1">e)<text:tab/>double real, otro_real;</text:span></text:p>
      <text:p text:style-name="P7"><text:tab/><text:tab/><text:span text:style-name="T1">real = 2e34;</text:span></text:p>
      <text:p text:style-name="P7"><text:tab/><text:tab/><text:span text:style-name="T1">otro_real = real + 1;</text:span></text:p>
      <text:p text:style-name="P7"><text:tab/><text:tab/><text:span text:style-name="T1">otro_real -= real;</text:span></text:p>
      <text:p text:style-name="P7"><text:tab/><text:span text:style-name="T1">Se produce un error de desbordamiento.</text:span></text:p>
      <text:p text:style-name="P7"><text:tab/><text:span text:style-name="T1">f)<text:tab/>double real, otro_real;</text:span></text:p>
      <text:p text:style-name="P7"><text:tab/><text:tab/><text:span text:style-name="T1">real = 1e+300;</text:span></text:p>
      <text:p text:style-name="P7"><text:tab/><text:tab/><text:span text:style-name="T1">otro_real = 1e+200;</text:span></text:p>
      <text:p text:style-name="P7"><text:tab/><text:tab/><text:span text:style-name="T1">otro_real = otro_real * real;</text:span></text:p>
      <text:p text:style-name="P7"><text:tab/><text:span text:style-name="T2">Se produce un error de redondeo, quedando la variable como infinito.</text:span></text:p>
      <text:p text:style-name="P7"><text:tab/><text:span text:style-name="T2">g)<text:tab/>float chico;</text:span></text:p>
      <text:p text:style-name="P7"><text:tab/><text:tab/><text:span text:style-name="T2">double grande;</text:span></text:p>
      <text:p text:style-name="P7"><text:tab/><text:tab/></text:p>
      <text:p text:style-name="P7"><text:tab/><text:tab/><text:span text:style-name="T2">grande = 2e+150;</text:span></text:p>
      <text:p text:style-name="P7"><text:soft-page-break/><text:tab/><text:tab/><text:span text:style-name="T2">chico = grande;</text:span></text:p>
      <text:p text:style-name="P8"><text:tab/><text:span text:style-name="T2">Se produce un error de redondeo, quedando la variable como infinito.</text:span></text:p>
      <text:p text:style-name="P8"><text:tab/></text:p>
      <text:p text:style-name="P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10:25:56.902592106</dc:date>
    <meta:editing-duration>PT31M20S</meta:editing-duration>
    <meta:editing-cycles>5</meta:editing-cycles>
    <meta:generator>LibreOffice/5.0.1.2$Linux_X86_64 LibreOffice_project/81898c9f5c0d43f3473ba111d7b351050be20261</meta:generator>
    <meta:document-statistic meta:table-count="0" meta:image-count="0" meta:object-count="0" meta:page-count="2" meta:paragraph-count="58" meta:word-count="380" meta:character-count="2297" meta:non-whitespace-character-count="1907"/>
  </office:meta>
</office:document-meta>
</file>